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2.302cm"/>
    </style:style>
    <style:style style:name="Tabela1.B" style:family="table-column">
      <style:table-column-properties style:column-width="1.905cm"/>
    </style:style>
    <style:style style:name="Tabela1.C" style:family="table-column">
      <style:table-column-properties style:column-width="8.599cm"/>
    </style:style>
    <style:style style:name="Tabela1.D" style:family="table-column">
      <style:table-column-properties style:column-width="4.207cm"/>
    </style:style>
    <style:style style:name="Tabela1.A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44db" officeooo:paragraph-rsid="000c44db"/>
    </style:style>
    <style:style style:name="P2" style:family="paragraph" style:parent-style-name="Standard">
      <style:text-properties officeooo:rsid="000c44db" officeooo:paragraph-rsid="000fa07b"/>
    </style:style>
    <style:style style:name="P3" style:family="paragraph" style:parent-style-name="Standard">
      <style:text-properties fo:font-size="18pt" officeooo:rsid="000c44db" officeooo:paragraph-rsid="0014198f" style:font-size-asian="18pt" style:font-size-complex="18pt"/>
    </style:style>
    <style:style style:name="P4" style:family="paragraph" style:parent-style-name="Standard">
      <style:text-properties fo:font-size="18pt" officeooo:rsid="000e3e4a" officeooo:paragraph-rsid="000e3e4a" style:font-size-asian="18pt" style:font-size-complex="18pt"/>
    </style:style>
    <style:style style:name="P5" style:family="paragraph" style:parent-style-name="Standard">
      <style:text-properties fo:font-size="18pt" officeooo:rsid="00180fc1" officeooo:paragraph-rsid="00180fc1" style:font-size-asian="18pt" style:font-size-complex="18pt"/>
    </style:style>
    <style:style style:name="P6" style:family="paragraph" style:parent-style-name="Standard">
      <style:text-properties fo:font-size="18pt" officeooo:rsid="00182b47" officeooo:paragraph-rsid="00182b47" style:font-size-asian="18pt" style:font-size-complex="18pt"/>
    </style:style>
    <style:style style:name="P7" style:family="paragraph" style:parent-style-name="Standard">
      <style:paragraph-properties fo:text-align="justify" style:justify-single-word="false"/>
      <style:text-properties fo:font-size="18pt" officeooo:rsid="002502c6" officeooo:paragraph-rsid="002502c6" style:font-size-asian="18pt" style:font-size-complex="18pt"/>
    </style:style>
    <style:style style:name="P8" style:family="paragraph" style:parent-style-name="Standard">
      <style:text-properties fo:font-size="12pt" officeooo:rsid="000c44db" officeooo:paragraph-rsid="000c44db" style:font-size-asian="10.5pt" style:font-size-complex="12pt"/>
    </style:style>
    <style:style style:name="P9" style:family="paragraph" style:parent-style-name="Standard">
      <style:text-properties fo:font-size="12pt" officeooo:rsid="000e3e4a" officeooo:paragraph-rsid="000e3e4a" style:font-size-asian="10.5pt" style:font-size-complex="12pt"/>
    </style:style>
    <style:style style:name="P10" style:family="paragraph" style:parent-style-name="Standard">
      <style:paragraph-properties fo:text-align="justify" style:justify-single-word="false"/>
      <style:text-properties fo:font-size="12pt" officeooo:rsid="000e3e4a" officeooo:paragraph-rsid="000fa07b" style:font-size-asian="10.5pt" style:font-size-complex="12pt"/>
    </style:style>
    <style:style style:name="P11" style:family="paragraph" style:parent-style-name="Standard">
      <style:paragraph-properties fo:text-align="justify" style:justify-single-word="false"/>
      <style:text-properties fo:font-size="12pt" officeooo:rsid="000e3e4a" officeooo:paragraph-rsid="000e3e4a" style:font-size-asian="10.5pt" style:font-size-complex="12pt"/>
    </style:style>
    <style:style style:name="P12" style:family="paragraph" style:parent-style-name="Standard">
      <style:paragraph-properties fo:text-align="justify" style:justify-single-word="false"/>
      <style:text-properties fo:font-size="12pt" officeooo:rsid="00182b47" officeooo:paragraph-rsid="00182b47" style:font-size-asian="10.5pt" style:font-size-complex="12pt"/>
    </style:style>
    <style:style style:name="P13" style:family="paragraph" style:parent-style-name="Standard">
      <style:paragraph-properties fo:text-align="justify" style:justify-single-word="false"/>
      <style:text-properties fo:font-size="12pt" officeooo:rsid="0019fc6a" officeooo:paragraph-rsid="0019fc6a" style:font-size-asian="10.5pt" style:font-size-complex="12pt"/>
    </style:style>
    <style:style style:name="P14" style:family="paragraph" style:parent-style-name="Standard">
      <style:text-properties fo:font-size="12pt" fo:font-weight="bold" officeooo:rsid="000fa07b" officeooo:paragraph-rsid="000fa07b" style:font-size-asian="10.5pt" style:font-weight-asian="bold" style:font-size-complex="12pt" style:font-weight-complex="bold"/>
    </style:style>
    <style:style style:name="P15" style:family="paragraph" style:parent-style-name="Standard">
      <style:text-properties fo:font-size="12pt" fo:font-weight="bold" officeooo:rsid="0011828d" officeooo:paragraph-rsid="0011828d" style:font-size-asian="10.5pt" style:font-weight-asian="bold" style:font-size-complex="12pt" style:font-weight-complex="bold"/>
    </style:style>
    <style:style style:name="P16" style:family="paragraph" style:parent-style-name="Standard">
      <style:text-properties fo:font-size="12pt" fo:font-weight="bold" officeooo:rsid="0011828d" officeooo:paragraph-rsid="00121324" style:font-size-asian="10.5pt" style:font-weight-asian="bold" style:font-size-complex="12pt" style:font-weight-complex="bold"/>
    </style:style>
    <style:style style:name="P17" style:family="paragraph" style:parent-style-name="Standard">
      <style:text-properties fo:font-size="12pt" fo:font-weight="bold" officeooo:rsid="0011828d" officeooo:paragraph-rsid="0013e08c" style:font-size-asian="10.5pt" style:font-weight-asian="bold" style:font-size-complex="12pt" style:font-weight-complex="bold"/>
    </style:style>
    <style:style style:name="P18" style:family="paragraph" style:parent-style-name="Standard">
      <style:text-properties fo:font-size="12pt" fo:font-weight="bold" officeooo:rsid="0011828d" officeooo:paragraph-rsid="0014198f" style:font-size-asian="10.5pt" style:font-weight-asian="bold" style:font-size-complex="12pt" style:font-weight-complex="bold"/>
    </style:style>
    <style:style style:name="P19" style:family="paragraph" style:parent-style-name="Standard">
      <style:text-properties fo:font-size="12pt" fo:font-weight="bold" officeooo:rsid="0011828d" officeooo:paragraph-rsid="001ea89c" style:font-size-asian="10.5pt" style:font-weight-asian="bold" style:font-size-complex="12pt" style:font-weight-complex="bold"/>
    </style:style>
    <style:style style:name="P20" style:family="paragraph" style:parent-style-name="Standard">
      <style:text-properties fo:font-size="12pt" fo:font-weight="bold" officeooo:rsid="0011828d" officeooo:paragraph-rsid="00216c59" style:font-size-asian="10.5pt" style:font-weight-asian="bold" style:font-size-complex="12pt" style:font-weight-complex="bold"/>
    </style:style>
    <style:style style:name="P21" style:family="paragraph" style:parent-style-name="Standard">
      <style:text-properties fo:font-size="12pt" fo:font-weight="bold" officeooo:rsid="0011828d" officeooo:paragraph-rsid="0021d5f3" style:font-size-asian="10.5pt" style:font-weight-asian="bold" style:font-size-complex="12pt" style:font-weight-complex="bold"/>
    </style:style>
    <style:style style:name="P22" style:family="paragraph" style:parent-style-name="Standard">
      <style:paragraph-properties fo:text-align="justify" style:justify-single-word="false"/>
      <style:text-properties fo:font-size="12pt" fo:font-weight="bold" officeooo:rsid="002502c6" officeooo:paragraph-rsid="002502c6" style:font-size-asian="12pt" style:font-weight-asian="bold" style:font-size-complex="12pt" style:font-weight-complex="bold"/>
    </style:style>
    <style:style style:name="P23" style:family="paragraph" style:parent-style-name="Standard">
      <style:text-properties fo:font-size="12pt" fo:font-weight="normal" officeooo:rsid="000fa07b" officeooo:paragraph-rsid="000fa07b" style:font-size-asian="10.5pt" style:font-weight-asian="normal" style:font-size-complex="12pt" style:font-weight-complex="normal"/>
    </style:style>
    <style:style style:name="P24" style:family="paragraph" style:parent-style-name="Standard">
      <style:text-properties fo:font-size="12pt" fo:font-weight="normal" officeooo:rsid="0011828d" officeooo:paragraph-rsid="0011828d" style:font-size-asian="10.5pt" style:font-weight-asian="normal" style:font-size-complex="12pt" style:font-weight-complex="normal"/>
    </style:style>
    <style:style style:name="P25" style:family="paragraph" style:parent-style-name="Standard">
      <style:text-properties fo:font-size="12pt" fo:font-weight="normal" officeooo:rsid="0011828d" officeooo:paragraph-rsid="00121324" style:font-size-asian="10.5pt" style:font-weight-asian="normal" style:font-size-complex="12pt" style:font-weight-complex="normal"/>
    </style:style>
    <style:style style:name="P26" style:family="paragraph" style:parent-style-name="Standard">
      <style:text-properties fo:font-size="12pt" fo:font-weight="normal" officeooo:rsid="0011828d" officeooo:paragraph-rsid="0013e08c" style:font-size-asian="10.5pt" style:font-weight-asian="normal" style:font-size-complex="12pt" style:font-weight-complex="normal"/>
    </style:style>
    <style:style style:name="P27" style:family="paragraph" style:parent-style-name="Standard">
      <style:text-properties fo:font-size="12pt" fo:font-weight="normal" officeooo:rsid="0011828d" officeooo:paragraph-rsid="0014198f"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11828d" officeooo:paragraph-rsid="0011828d"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11828d" officeooo:paragraph-rsid="00121324"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11828d" officeooo:paragraph-rsid="0013e08c"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11828d" officeooo:paragraph-rsid="0014198f" style:font-size-asian="10.5pt" style:font-weight-asian="normal" style:font-size-complex="12pt" style:font-weight-complex="normal"/>
    </style:style>
    <style:style style:name="P32" style:family="paragraph" style:parent-style-name="Standard">
      <style:text-properties fo:font-size="12pt" fo:font-weight="normal" officeooo:rsid="0011828d" officeooo:paragraph-rsid="001ea89c" style:font-size-asian="10.5pt" style:font-weight-asian="normal" style:font-size-complex="12pt" style:font-weight-complex="normal"/>
    </style:style>
    <style:style style:name="P33" style:family="paragraph" style:parent-style-name="Standard">
      <style:text-properties fo:font-size="12pt" fo:font-weight="normal" officeooo:rsid="0011828d" officeooo:paragraph-rsid="0021d5f3"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1ea89c" officeooo:paragraph-rsid="001ea89c"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1ea89c" officeooo:paragraph-rsid="00216c59"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1ea89c" officeooo:paragraph-rsid="0021d5f3"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2502c6" officeooo:paragraph-rsid="002502c6" style:font-size-asian="12pt" style:font-weight-asian="normal" style:font-size-complex="12pt" style:font-weight-complex="normal"/>
    </style:style>
    <style:style style:name="P38" style:family="paragraph" style:parent-style-name="Standard">
      <style:text-properties officeooo:rsid="000e3e4a" officeooo:paragraph-rsid="000e3e4a"/>
    </style:style>
    <style:style style:name="P39" style:family="paragraph" style:parent-style-name="Standard">
      <style:text-properties fo:font-size="15pt" officeooo:rsid="000e3e4a" officeooo:paragraph-rsid="000e3e4a" style:font-size-asian="13.1000003814697pt" style:font-size-complex="15pt"/>
    </style:style>
    <style:style style:name="P40" style:family="paragraph" style:parent-style-name="Standard">
      <style:text-properties fo:font-size="15pt" fo:font-weight="normal" officeooo:rsid="0011828d" officeooo:paragraph-rsid="0011828d" style:font-size-asian="13.1000003814697pt" style:font-weight-asian="normal" style:font-size-complex="15pt" style:font-weight-complex="normal"/>
    </style:style>
    <style:style style:name="P41" style:family="paragraph" style:parent-style-name="Standard">
      <style:text-properties fo:font-size="15pt" fo:font-weight="normal" officeooo:rsid="0011828d" officeooo:paragraph-rsid="0013e08c" style:font-size-asian="13.1000003814697pt" style:font-weight-asian="normal" style:font-size-complex="15pt" style:font-weight-complex="normal"/>
    </style:style>
    <style:style style:name="P42" style:family="paragraph" style:parent-style-name="Standard">
      <style:text-properties fo:font-size="15pt" fo:font-weight="normal" officeooo:rsid="0011828d" officeooo:paragraph-rsid="0014198f" style:font-size-asian="13.1000003814697pt" style:font-weight-asian="normal" style:font-size-complex="15pt" style:font-weight-complex="normal"/>
    </style:style>
    <style:style style:name="P43" style:family="paragraph" style:parent-style-name="Standard">
      <style:text-properties fo:font-size="15pt" fo:font-weight="normal" officeooo:rsid="0011828d" officeooo:paragraph-rsid="001ea89c" style:font-size-asian="13.1000003814697pt" style:font-weight-asian="normal" style:font-size-complex="15pt" style:font-weight-complex="normal"/>
    </style:style>
    <style:style style:name="P44" style:family="paragraph" style:parent-style-name="Standard">
      <style:text-properties fo:font-size="15pt" fo:font-weight="normal" officeooo:rsid="0011828d" officeooo:paragraph-rsid="00216c59" style:font-size-asian="13.1000003814697pt" style:font-weight-asian="normal" style:font-size-complex="15pt" style:font-weight-complex="normal"/>
    </style:style>
    <style:style style:name="P45" style:family="paragraph" style:parent-style-name="Standard">
      <style:text-properties fo:font-size="15pt" fo:font-weight="normal" officeooo:rsid="0011828d" officeooo:paragraph-rsid="0021d5f3" style:font-size-asian="13.1000003814697pt" style:font-weight-asian="normal" style:font-size-complex="15pt" style:font-weight-complex="normal"/>
    </style:style>
    <style:style style:name="P46" style:family="paragraph" style:parent-style-name="Standard">
      <style:paragraph-properties fo:text-align="center" style:justify-single-word="false"/>
      <style:text-properties fo:font-size="20pt" fo:font-style="italic" fo:font-weight="bold" officeooo:rsid="0013e08c" officeooo:paragraph-rsid="0013e08c" style:font-size-asian="20pt" style:font-style-asian="italic" style:font-weight-asian="bold" style:font-size-complex="20pt" style:font-style-complex="italic" style:font-weight-complex="bold"/>
    </style:style>
    <style:style style:name="P47" style:family="paragraph" style:parent-style-name="Standard">
      <style:text-properties officeooo:rsid="00180fc1" officeooo:paragraph-rsid="00180fc1"/>
    </style:style>
    <style:style style:name="P48" style:family="paragraph" style:parent-style-name="Standard">
      <style:paragraph-properties fo:text-align="justify" style:justify-single-word="false"/>
      <style:text-properties officeooo:rsid="00180fc1" officeooo:paragraph-rsid="00180fc1"/>
    </style:style>
    <style:style style:name="P49" style:family="paragraph" style:parent-style-name="Standard">
      <style:paragraph-properties fo:text-align="justify" style:justify-single-word="false"/>
      <style:text-properties fo:font-size="14pt" officeooo:rsid="002502c6" officeooo:paragraph-rsid="002502c6" style:font-size-asian="14pt" style:font-size-complex="14pt"/>
    </style:style>
    <style:style style:name="P50" style:family="paragraph" style:parent-style-name="Table_20_Contents">
      <style:text-properties officeooo:rsid="0014198f" officeooo:paragraph-rsid="0014198f"/>
    </style:style>
    <style:style style:name="P51" style:family="paragraph" style:parent-style-name="Table_20_Contents">
      <style:paragraph-properties fo:text-align="center" style:justify-single-word="false"/>
      <style:text-properties officeooo:rsid="0014198f" officeooo:paragraph-rsid="0014198f"/>
    </style:style>
    <style:style style:name="P52" style:family="paragraph" style:parent-style-name="Table_20_Contents">
      <style:text-properties fo:font-weight="bold" officeooo:rsid="0014198f" officeooo:paragraph-rsid="0014198f" style:font-weight-asian="bold" style:font-weight-complex="bold"/>
    </style:style>
    <style:style style:name="P53" style:family="paragraph" style:parent-style-name="Standard">
      <style:paragraph-properties fo:text-align="justify" style:justify-single-word="false"/>
      <style:text-properties fo:font-size="12pt" fo:font-weight="normal" officeooo:rsid="002502c6" officeooo:paragraph-rsid="002502c6" style:font-size-asian="12pt" style:font-weight-asian="normal" style:font-size-complex="12pt" style:font-weight-complex="normal"/>
    </style:style>
    <style:style style:name="P54" style:family="paragraph" style:parent-style-name="Standard">
      <style:text-properties fo:font-size="12pt" fo:font-weight="normal" officeooo:rsid="0011828d" officeooo:paragraph-rsid="0026bab7" style:font-size-asian="10.5pt" style:font-weight-asian="normal" style:font-size-complex="12pt" style:font-weight-complex="normal"/>
    </style:style>
    <style:style style:name="P55" style:family="paragraph" style:parent-style-name="Standard">
      <style:text-properties fo:font-size="12pt" fo:font-weight="bold" officeooo:rsid="0011828d" officeooo:paragraph-rsid="001ea89c" style:font-size-asian="10.5pt" style:font-weight-asian="bold" style:font-size-complex="12pt" style:font-weight-complex="bold"/>
    </style:style>
    <style:style style:name="T1" style:family="text">
      <style:text-properties officeooo:rsid="000e3e4a"/>
    </style:style>
    <style:style style:name="T2" style:family="text">
      <style:text-properties fo:font-weight="bold" style:font-weight-asian="bold" style:font-weight-complex="bold"/>
    </style:style>
    <style:style style:name="T3" style:family="text">
      <style:text-properties fo:font-size="12pt" fo:font-weight="normal" officeooo:rsid="000fa07b" style:font-size-asian="10.5pt" style:font-weight-asian="normal" style:font-size-complex="12pt" style:font-weight-complex="normal"/>
    </style:style>
    <style:style style:name="T4" style:family="text">
      <style:text-properties officeooo:rsid="000fa07b"/>
    </style:style>
    <style:style style:name="T5" style:family="text">
      <style:text-properties officeooo:rsid="0011828d"/>
    </style:style>
    <style:style style:name="T6" style:family="text">
      <style:text-properties officeooo:rsid="00121324"/>
    </style:style>
    <style:style style:name="T7" style:family="text">
      <style:text-properties officeooo:rsid="0013e08c"/>
    </style:style>
    <style:style style:name="T8" style:family="text">
      <style:text-properties officeooo:rsid="0014198f"/>
    </style:style>
    <style:style style:name="T9" style:family="text">
      <style:text-properties officeooo:rsid="00161113"/>
    </style:style>
    <style:style style:name="T10" style:family="text">
      <style:text-properties officeooo:rsid="0017c648"/>
    </style:style>
    <style:style style:name="T11" style:family="text">
      <style:text-properties officeooo:rsid="0017fb75"/>
    </style:style>
    <style:style style:name="T12" style:family="text">
      <style:text-properties officeooo:rsid="00182b47"/>
    </style:style>
    <style:style style:name="T13" style:family="text">
      <style:text-properties officeooo:rsid="0019fc6a"/>
    </style:style>
    <style:style style:name="T14" style:family="text">
      <style:text-properties officeooo:rsid="001d7eef"/>
    </style:style>
    <style:style style:name="T15" style:family="text">
      <style:text-properties officeooo:rsid="001ea89c"/>
    </style:style>
    <style:style style:name="T16" style:family="text">
      <style:text-properties officeooo:rsid="00216c59"/>
    </style:style>
    <style:style style:name="T17" style:family="text">
      <style:text-properties officeooo:rsid="0021d5f3"/>
    </style:style>
    <style:style style:name="T18" style:family="text">
      <style:text-properties officeooo:rsid="00225ef8"/>
    </style:style>
    <style:style style:name="T19" style:family="text">
      <style:text-properties fo:font-weight="normal" style:font-weight-asian="normal" style:font-weight-complex="normal"/>
    </style:style>
    <style:style style:name="T20" style:family="text">
      <style:text-properties officeooo:rsid="002583ad"/>
    </style:style>
    <style:style style:name="T21" style:family="text">
      <style:text-properties officeooo:rsid="0026ba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9">Sistema </text:span>Labins</text:p>
      <text:p text:style-name="Standard"/>
      <text:p text:style-name="Standard"/>
      <table:table table:name="Tabela1" table:style-name="Tabela1">
        <table:table-column table:style-name="Tabela1.A"/>
        <table:table-column table:style-name="Tabela1.B"/>
        <table:table-column table:style-name="Tabela1.C"/>
        <table:table-column table:style-name="Tabela1.D"/>
        <table:table-row>
          <table:table-cell table:style-name="Tabela1.A1" table:number-columns-spanned="4" office:value-type="string">
            <text:p text:style-name="P51">Documentação <text:span text:style-name="T9">Básica do </text:span>sistema Labins</text:p>
          </table:table-cell>
          <table:covered-table-cell/>
          <table:covered-table-cell/>
          <table:covered-table-cell/>
        </table:table-row>
        <table:table-row>
          <table:table-cell table:style-name="Tabela1.A2" office:value-type="string">
            <text:p text:style-name="P52">Data</text:p>
          </table:table-cell>
          <table:table-cell table:style-name="Tabela1.A2" office:value-type="string">
            <text:p text:style-name="P52">Versão</text:p>
          </table:table-cell>
          <table:table-cell table:style-name="Tabela1.A2" office:value-type="string">
            <text:p text:style-name="P52">Descrição </text:p>
          </table:table-cell>
          <table:table-cell table:style-name="Tabela1.D2" office:value-type="string">
            <text:p text:style-name="P52">Responsável</text:p>
          </table:table-cell>
        </table:table-row>
        <table:table-row>
          <table:table-cell table:style-name="Tabela1.A2" office:value-type="string">
            <text:p text:style-name="P50">27/11/2018</text:p>
          </table:table-cell>
          <table:table-cell table:style-name="Tabela1.A2" office:value-type="string">
            <text:p text:style-name="P50">1.0</text:p>
          </table:table-cell>
          <table:table-cell table:style-name="Tabela1.A2" office:value-type="string">
            <text:p text:style-name="P50">Criação do Documento</text:p>
          </table:table-cell>
          <table:table-cell table:style-name="Tabela1.D2" office:value-type="string">
            <text:p text:style-name="P50">André Assunção</text:p>
          </table:table-cell>
        </table:table-row>
      </table:table>
      <text:p text:style-name="Standard"/>
      <text:p text:style-name="P6">Requisitos do Sistema</text:p>
      <text:p text:style-name="P12"><text:tab/>O sistema é desenvolvido em Django 2.1 <text:span text:style-name="T13">com</text:span> Python 3.6, com html5, css3, bootstrap 4 e com jqery <text:span text:style-name="T13">v3.3.1.</text:span></text:p>
      <text:p text:style-name="P13">Para o uso de imagens necessário instalar o Pillow, a versão do sistema é a pillow-5.2.0.</text:p>
      <text:p text:style-name="P6"/>
      <text:p text:style-name="P5">Básico sobre <text:span text:style-name="T18">Classes (Model)</text:span></text:p>
      <text:p text:style-name="P48"><text:tab/>Todas as classes herdam de BasePadrãoAbstract, essa classe contem os campos id em padrão UUID, data_criacao, data_alteracao e ativo. Todas as classes iniciarão com o campo <text:span text:style-name="T12">ativo igual a True para sinalizar que a entidade esta ativa.</text:span> <text:s/></text:p>
      <text:p text:style-name="P48"/>
      <text:p text:style-name="P7">App Academico</text:p>
      <text:p text:style-name="P49">Models</text:p>
      <text:p text:style-name="P22">Class Momento:</text:p>
      <text:p text:style-name="P37">Espaço de tempo onde ocorrerão as reservas.</text:p>
      <text:p text:style-name="P22">-identificador: <text:span text:style-name="T19">varchar para nomear o nomento.</text:span></text:p>
      <text:p text:style-name="P22">-inicio: <text:span text:style-name="T19">DataField para identificar o inicio do momento.</text:span></text:p>
      <text:p text:style-name="P22">-termino<text:span text:style-name="T19">: DataField para identificar o Fim do momento.</text:span></text:p>
      <text:p text:style-name="P37"/>
      <text:p text:style-name="P22">Class Campus</text:p>
      <text:p text:style-name="P37">Campus da Universidade.</text:p>
      <text:p text:style-name="P37"><text:span text:style-name="T2">-nome: </text:span>Varchar para nomear o campus.</text:p>
      <text:p text:style-name="P37"><text:span text:style-name="T2">-descricao:</text:span> TextField para descriver campus, não obrigatório </text:p>
      <text:p text:style-name="P37"/>
      <text:p text:style-name="P22">def dependencias:</text:p>
      <text:p text:style-name="P37">verifica se existe alguma dependencia desse campus, Predio ou Curso/Setor, retorna um dicionario com um dois booleans [dependencia_curso_setor], <text:span text:style-name="T20">[dependencia_predio] e duas listas [curso_setor_list] e [predio_list], <text:s/>cada lista será vazia se o boolean correspondente for False.</text:span></text:p>
      <text:p text:style-name="P49"/>
      <text:p text:style-name="P7"/>
      <text:p text:style-name="P48"/>
      <text:p text:style-name="P47"/>
      <text:p text:style-name="P3">Tela de Gerencia <text:span text:style-name="T10">(Suporte Conta)</text:span></text:p>
      <text:p text:style-name="P8"><text:span text:style-name="T5">L</text:span>ista as <text:span text:style-name="T5">entidades</text:span> auxiliares para o sistema, tendo em cada item da lista a opção de adicionar um novo ou listar as <text:span text:style-name="T5">instancias da entidade exitente</text:span>. As entidades constantes são as seguintes:</text:p>
      <text:p text:style-name="P8"/>
      <text:p text:style-name="P1">Momento<text:span text:style-name="T10">s</text:span>: <text:span text:style-name="T4">(class Momento)</text:span></text:p>
      <text:p text:style-name="P1">Campus: <text:span text:style-name="T4">(class Campus)</text:span></text:p>
      <text:p text:style-name="P2">Prédios: <text:span text:style-name="T3">(class Predio)</text:span></text:p>
      <text:p text:style-name="P1">Salas: <text:span text:style-name="T4">(class Sala)</text:span></text:p>
      <text:p text:style-name="P1">Espaços: <text:span text:style-name="T4">(class Espaco)</text:span></text:p>
      <text:p text:style-name="P1"><text:soft-page-break/>Tipo <text:span text:style-name="T8">de Disciplina/</text:span>Atividade: <text:span text:style-name="T4">(class TipoAtividade)</text:span></text:p>
      <text:p text:style-name="P1">Sistemas Operacionais <text:span text:style-name="T4">(class SistemaOperacional)</text:span></text:p>
      <text:p text:style-name="P1">Softwares: <text:span text:style-name="T5">(class Software)</text:span></text:p>
      <text:p text:style-name="P1">Tipo Solicitante: <text:span text:style-name="T5">(clas TipoSolicitante)</text:span></text:p>
      <text:p text:style-name="P2">Cursos e Setores: <text:span text:style-name="T3">(class CursoSetor)</text:span></text:p>
      <text:p text:style-name="P1"/>
      <text:p text:style-name="P4">Detalhes de cada item <text:span text:style-name="T15">da Tela de Gerencia</text:span>:</text:p>
      <text:p text:style-name="P4"/>
      <text:p text:style-name="P39">Momento<text:span text:style-name="T10">s</text:span>:</text:p>
      <text:p text:style-name="P10">Intervalo de tempo onde as reservas são feitas, pode ser criada por um suporte conta, editada caso não exista nenhuma entidade ativa com dependência da mesma, pode ser desativada caso não exista nenhuma entidade ativa com dependência da mesma</text:p>
      <text:p text:style-name="P9"><text:span text:style-name="T2">Dependencias de Momento</text:span>: </text:p>
      <text:p text:style-name="P9">- <text:span text:style-name="T4">Turma ( class </text:span>TurmaAtividad<text:span text:style-name="T4">e)</text:span></text:p>
      <text:p text:style-name="P38"/>
      <text:p text:style-name="P39">Campus:</text:p>
      <text:p text:style-name="P11">Entidade para agrupar entidades de um mesmo campus. <text:s/><text:span text:style-name="T6">P</text:span>ode ser criada por um suporte conta, editada caso não exista nenhuma entidade ativa com dependência da mesma, pode ser desativada caso não exista nenhuma entidade ativa com dependência da mesma.</text:p>
      <text:p text:style-name="P14">Dependências de Campus:</text:p>
      <text:p text:style-name="P23">- Prédio (class Predio)</text:p>
      <text:p text:style-name="P23">- Cursos e Setores (class CursoSetor)</text:p>
      <text:p text:style-name="P23"/>
      <text:p text:style-name="P40">Prédios:</text:p>
      <text:p text:style-name="P28">Espaço físico para agrupar salas, uma sala pertence a um prédio e um prédio pode conter varias salas. <text:span text:style-name="T6">Pode ser criad</text:span>o <text:span text:style-name="T1">por um suporte conta, editad</text:span>o<text:span text:style-name="T1"> caso não exista nenhuma entidade ativa com dependência d</text:span>o<text:span text:style-name="T1"> mesm</text:span>o<text:span text:style-name="T1">, pode ser desativad</text:span>o<text:span text:style-name="T1"> caso não exista nenhuma entidade ativa com dependência d</text:span>o<text:span text:style-name="T1"> mesm</text:span>o<text:span text:style-name="T1">.</text:span></text:p>
      <text:p text:style-name="P15">Dependências de Prédios:</text:p>
      <text:p text:style-name="P24">-Salas ( class Sala)</text:p>
      <text:p text:style-name="P24"/>
      <text:p text:style-name="P40">Salas:</text:p>
      <text:p text:style-name="P29">Entidade onde existe um esp<text:span text:style-name="T6">aço para reserva. Exemplo: sala 12. Pode ser criada por um suporte conta, editada caso não exista nenhuma entidade ativa com dependência da mesma, pode ser desativada caso não exista nenhuma entidade ativa com dependência da mesma.</text:span></text:p>
      <text:p text:style-name="P16">Dependências de <text:span text:style-name="T6">Salas:</text:span></text:p>
      <text:p text:style-name="P25">- <text:span text:style-name="T6">Espaços (class Espaco)</text:span></text:p>
      <text:p text:style-name="P25"/>
      <text:p text:style-name="P41"><text:span text:style-name="T7">Espaços</text:span>:</text:p>
      <text:p text:style-name="P30"><text:span text:style-name="T7">Espaço</text:span> <text:span text:style-name="T7">onde ocorre as atividades, onde fica os computadores e bancadas, Exemplo Labin 12, um espaço está em uma Sala. Pode ser criado por um suporte conta, editado caso não exista nenhuma entidade ativa com dependência da mesma, pode ser desativado caso não exista nenhuma entidade ativa com dependência do mesmo.</text:span></text:p>
      <text:p text:style-name="P17">Dependências de <text:span text:style-name="T7">Espaços:</text:span></text:p>
      <text:p text:style-name="P26"/>
      <text:p text:style-name="P42"><text:span text:style-name="T8">Tipo de Disciplina/Atividade</text:span>:</text:p>
      <text:p text:style-name="P31">Entidade <text:span text:style-name="T11">para classificar as disciplinas/atividades, exemplo: tipo aula ou tipo curso. Uma disciplina/atividade tem que ser de apenas um tipo, e um tipo pode conter varias disciplinas/atividades. Pode ser criada por um suporte conta, editada caso não exista nenhuma entidade ativa com dependência da mesma, pode ser desativada caso não exista nenhuma entidade ativa com dependência da mesma.</text:span></text:p>
      <text:p text:style-name="P18"><text:soft-page-break/>Dependências de <text:span text:style-name="T14">Tipo de Disciplina/Atividade:</text:span></text:p>
      <text:p text:style-name="P27">- <text:span text:style-name="T14">Atividade (class Atividade)</text:span></text:p>
      <text:p text:style-name="P27"/>
      <text:p text:style-name="P43"><text:span text:style-name="T15">Sistemas Operacionais</text:span>:</text:p>
      <text:p text:style-name="P34">Entidade para agrupara softwares, um sistema operacional tem vários softwares e um software pertence a um único sistema operacional. Pode ser criado por um suporte conta, editado caso não exista nenhuma entidade ativa com dependência do mesmo, pode ser desativado caso não exista nenhuma entidade ativa com dependência do mesmo.</text:p>
      <text:p text:style-name="P19">Dependências de <text:span text:style-name="T14">Tipo de Disciplina/Atividade:</text:span></text:p>
      <text:p text:style-name="P32">- <text:span text:style-name="T15">Softwares (class Software)</text:span></text:p>
      <text:p text:style-name="P32"/>
      <text:p text:style-name="P43"><text:span text:style-name="T15">Softwares</text:span>:</text:p>
      <text:p text:style-name="P34">Entidade que represente um programa de computador, deve ser solicitado por um solicitante quando o mesmo for criar uma turma. Pode ser criada por um suporte conta, editada caso não exista nenhuma entidade ativa com dependência da mesma, pode ser desativada caso não exista nenhuma entidade ativa com dependência da mesma.</text:p>
      <text:p text:style-name="P19">Dependências de <text:span text:style-name="T16">Softwares:</text:span></text:p>
      <text:p text:style-name="P54">-<text:span text:style-name="T21">Turma ( class TurmaAtividade)</text:span></text:p>
      <text:p text:style-name="P32"/>
      <text:p text:style-name="P44"><text:span text:style-name="T16">Tipos de Solicitantes</text:span>:</text:p>
      <text:p text:style-name="P35">Entidade <text:span text:style-name="T16">para agrupar os usuários <text:s/>solicitantes, por exemplo: tipo Aluno ou tipo Professor</text:span>. Pode ser criada por um suporte conta, editada caso não exista nenhuma entidade ativa com dependência da mesma, pode ser desativada caso não exista nenhuma entidade ativa com dependência da mesma.</text:p>
      <text:p text:style-name="P20">Dependências de <text:span text:style-name="T16">Tipos de Solicitantes:</text:span></text:p>
      <text:p text:style-name="P1">-<text:span text:style-name="T17">Solicitantes (class Solicitante)</text:span></text:p>
      <text:p text:style-name="P1"/>
      <text:p text:style-name="P45"><text:span text:style-name="T17">Cursos e Setores</text:span>:</text:p>
      <text:p text:style-name="P36">E<text:span text:style-name="T17">ntidade que representa um curso ou setor do campus, para agrupar solicitantes e disciplinas/atividades</text:span>. Pode ser criada por um suporte conta, editada caso não exista nenhuma entidade ativa com dependência da mesma, pode ser desativada caso não exista nenhuma entidade ativa com dependência da mesma.</text:p>
      <text:p text:style-name="P21">Dependências de <text:span text:style-name="T17">Cursos e Setores:</text:span></text:p>
      <text:p text:style-name="P33">-<text:span text:style-name="T17">Solicitantes (class Solicitante)</text:span></text:p>
      <text:p text:style-name="P33">-<text:span text:style-name="T17">Disciplinas/Atividades (class Ativida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08:58:08.287566415</meta:creation-date>
    <dc:date>2018-12-09T21:03:56.992878804</dc:date>
    <meta:editing-duration>PT1H41M20S</meta:editing-duration>
    <meta:editing-cycles>13</meta:editing-cycles>
    <meta:generator>LibreOffice/6.0.6.2$Linux_X86_64 LibreOffice_project/00m0$Build-2</meta:generator>
    <meta:document-statistic meta:table-count="1" meta:image-count="0" meta:object-count="0" meta:page-count="3" meta:paragraph-count="82" meta:word-count="833" meta:character-count="5599" meta:non-whitespace-character-count="4838"/>
  </office:meta>
</office:document-meta>
</file>